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5.711cm" fo:margin-left="-0.199cm" table:align="left" style:writing-mode="lr-tb"/>
    </style:style>
    <style:style style:name="表格1.A" style:family="table-column">
      <style:table-column-properties style:column-width="5.23cm"/>
    </style:style>
    <style:style style:name="表格1.B" style:family="table-column">
      <style:table-column-properties style:column-width="5.232cm"/>
    </style:style>
    <style:style style:name="表格1.C" style:family="table-column">
      <style:table-column-properties style:column-width="5.24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標楷體" style:font-name-asian="標楷體" style:font-name-complex="標楷體"/>
    </style:style>
    <style:style style:name="P2" style:family="paragraph" style:parent-style-name="Standard">
      <style:text-properties style:font-name="標楷體" style:font-name-asian="標楷體" style:font-name-complex="標楷體"/>
    </style:style>
    <style:style style:name="P3" style:family="paragraph" style:parent-style-name="Standard">
      <style:paragraph-properties fo:text-align="center" style:justify-single-word="false"/>
      <style:text-properties style:font-name="標楷體" style:font-name-asian="標楷體" style:font-name-complex="標楷體"/>
    </style:style>
    <style:style style:name="P4" style:family="paragraph" style:parent-style-name="Standard">
      <style:text-properties style:font-name="標楷體" style:font-name-asian="標楷體" style:font-name-complex="標楷體"/>
    </style:style>
    <style:style style:name="P5" style:family="paragraph" style:parent-style-name="Standard">
      <style:text-properties style:font-name="標楷體" style:font-name-asian="標楷體" style:font-name-complex="標楷體"/>
    </style:style>
    <style:style style:name="P6" style:family="paragraph" style:parent-style-name="Standard">
      <style:paragraph-properties fo:margin-left="0.423cm" fo:margin-right="0cm" fo:text-align="justify" style:justify-single-word="false" fo:text-indent="-0.423cm" style:auto-text-indent="false" style:text-autospace="none"/>
    </style:style>
    <style:style style:name="P7" style:family="paragraph" style:parent-style-name="Standard">
      <style:paragraph-properties fo:margin-left="0.042cm" fo:margin-right="0cm" fo:text-indent="-0.034cm" style:auto-text-indent="false"/>
    </style:style>
    <style:style style:name="P8" style:family="paragraph" style:parent-style-name="Standard">
      <style:paragraph-properties style:line-height-at-least="0.423cm" fo:text-align="center" style:justify-single-word="false" fo:orphans="2" fo:widows="2" fo:break-before="page" style:text-autospace="none" style:vertical-align="bottom"/>
      <style:text-properties style:font-name="標楷體" fo:font-size="20pt" style:font-name-asian="標楷體" style:font-size-asian="20pt" style:font-name-complex="標楷體" style:font-size-complex="20pt"/>
    </style:style>
    <style:style style:name="P9" style:family="paragraph" style:parent-style-name="Standard">
      <style:paragraph-properties fo:margin-left="0cm" fo:margin-right="0.63cm" fo:line-height="0.706cm" fo:text-align="end" style:justify-single-word="false" fo:orphans="2" fo:widows="2" fo:text-indent="0cm" style:auto-text-indent="false" style:text-autospace="none" style:vertical-align="bottom"/>
      <style:text-properties fo:font-size="20pt" fo:language="zh" fo:country="TW" style:font-name-asian="標楷體" style:font-size-asian="20pt" style:language-asian="zh" style:country-asian="TW" style:font-size-complex="20pt"/>
    </style:style>
    <style:style style:name="P10" style:family="paragraph" style:parent-style-name="Standard">
      <style:paragraph-properties fo:margin-left="0cm" fo:margin-right="0.63cm" fo:line-height="0.706cm" fo:text-align="end" style:justify-single-word="false" fo:orphans="2" fo:widows="2" fo:text-indent="0cm" style:auto-text-indent="false" style:text-autospace="none" style:vertical-align="bottom"/>
      <style:text-properties style:font-name="標楷體" style:font-name-asian="標楷體" style:font-name-complex="標楷體"/>
    </style:style>
    <style:style style:name="P11" style:family="paragraph" style:parent-style-name="Standard">
      <style:paragraph-properties fo:margin-left="0cm" fo:margin-right="0.63cm" fo:line-height="0.706cm" fo:text-align="end" style:justify-single-word="false" fo:orphans="2" fo:widows="2" fo:text-indent="0cm" style:auto-text-indent="false" style:text-autospace="none" style:vertical-align="bottom"/>
    </style:style>
    <style:style style:name="P12" style:family="paragraph" style:parent-style-name="Standard">
      <style:paragraph-properties fo:margin-left="-0.004cm" fo:margin-right="-0.25cm" style:line-height-at-least="0.423cm" fo:orphans="2" fo:widows="2" fo:text-indent="7.248cm" style:auto-text-indent="false" style:text-autospace="none" style:vertical-align="bottom"/>
      <style:text-properties style:font-name="標楷體" fo:font-weight="bold" fo:background-color="#d8d8d8" style:font-name-asian="標楷體" style:font-weight-asian="bold" style:font-name-complex="標楷體"/>
    </style:style>
    <style:style style:name="P13" style:family="paragraph" style:parent-style-name="Standard">
      <style:paragraph-properties fo:margin-left="1.506cm" fo:margin-right="0cm" fo:line-height="0.811cm" fo:orphans="2" fo:widows="2" fo:text-indent="-1.506cm" style:auto-text-indent="false" style:text-autospace="none" style:vertical-align="bottom" style:snap-to-layout-grid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1.506cm" fo:margin-right="0cm" fo:line-height="0.811cm" fo:orphans="2" fo:widows="2" fo:text-indent="-1.506cm" style:auto-text-indent="false" style:text-autospace="none" style:vertical-align="bottom" style:snap-to-layout-grid="false"/>
    </style:style>
    <style:style style:name="P15" style:family="paragraph" style:parent-style-name="Standard">
      <style:paragraph-properties fo:margin-left="3.528cm" fo:margin-right="0cm" fo:line-height="0.811cm" fo:orphans="2" fo:widows="2" fo:text-indent="-1.027cm" style:auto-text-indent="false" style:text-autospace="none" style:vertical-align="bottom" style:snap-to-layout-grid="false"/>
      <style:text-properties fo:font-size="14pt" style:font-name-asian="標楷體" style:font-size-asian="14pt" style:font-size-complex="14pt"/>
    </style:style>
    <style:style style:name="P16" style:family="paragraph" style:parent-style-name="Standard">
      <style:paragraph-properties fo:margin-left="3.528cm" fo:margin-right="0cm" fo:line-height="0.811cm" fo:orphans="2" fo:widows="2" fo:text-indent="-1.027cm" style:auto-text-indent="false" style:text-autospace="none" style:vertical-align="bottom" style:snap-to-layout-grid="false"/>
      <style:text-properties style:font-name="標楷體" fo:font-size="14pt" style:font-name-asian="標楷體" style:font-size-asian="14pt" style:font-name-complex="標楷體" style:font-size-complex="14pt"/>
    </style:style>
    <style:style style:name="P17" style:family="paragraph" style:parent-style-name="Standard">
      <style:paragraph-properties fo:margin-left="3.528cm" fo:margin-right="0cm" fo:line-height="0.811cm" fo:orphans="2" fo:widows="2" fo:text-indent="-1.027cm" style:auto-text-indent="false" style:text-autospace="none" style:vertical-align="bottom" style:snap-to-layout-grid="false"/>
    </style:style>
    <style:style style:name="P18" style:family="paragraph" style:parent-style-name="Standard">
      <style:paragraph-properties fo:margin-left="3.023cm" fo:margin-right="0cm" fo:line-height="0.811cm" fo:orphans="2" fo:widows="2" fo:text-indent="0.48cm" style:auto-text-indent="false" style:text-autospace="none" style:vertical-align="bottom" style:snap-to-layout-grid="false"/>
      <style:text-properties style:font-name="標楷體" fo:font-size="14pt" style:font-name-asian="標楷體" style:font-size-asian="14pt" style:font-name-complex="標楷體" style:font-size-complex="14pt" style:font-weight-complex="bold"/>
    </style:style>
    <style:style style:name="P19" style:family="paragraph" style:parent-style-name="Standard">
      <style:paragraph-properties fo:margin-left="3.023cm" fo:margin-right="0cm" fo:line-height="0.811cm" fo:orphans="2" fo:widows="2" fo:text-indent="0.48cm" style:auto-text-indent="false" style:text-autospace="none" style:vertical-align="bottom" style:snap-to-layout-grid="false"/>
      <style:text-properties style:font-name="標楷體" fo:font-size="14pt" style:font-name-asian="標楷體" style:font-size-asian="14pt" style:font-name-complex="標楷體" style:font-size-complex="14pt"/>
    </style:style>
    <style:style style:name="P20" style:family="paragraph" style:parent-style-name="Standard">
      <style:paragraph-properties fo:margin-left="3.023cm" fo:margin-right="0cm" fo:line-height="0.811cm" fo:orphans="2" fo:widows="2" fo:text-indent="0.48cm" style:auto-text-indent="false" style:text-autospace="none" style:vertical-align="bottom" style:snap-to-layout-grid="false"/>
    </style:style>
    <style:style style:name="P21" style:family="paragraph" style:parent-style-name="Standard">
      <style:paragraph-properties fo:margin-left="4.538cm" fo:margin-right="0cm" fo:line-height="0.811cm" fo:orphans="2" fo:widows="2" fo:text-indent="-1.037cm" style:auto-text-indent="false" style:text-autospace="none" style:vertical-align="bottom" style:snap-to-layout-grid="false"/>
      <style:text-properties style:font-name="標楷體" fo:font-size="14pt" style:font-name-asian="標楷體" style:font-size-asian="14pt" style:font-name-complex="標楷體" style:font-size-complex="14pt"/>
    </style:style>
    <style:style style:name="P22" style:family="paragraph" style:parent-style-name="Standard" style:master-page-name="Standard">
      <style:paragraph-properties fo:line-height="0.811cm" style:page-number="auto"/>
    </style:style>
    <style:style style:name="P23" style:family="paragraph" style:parent-style-name="Standard">
      <style:paragraph-properties fo:margin-left="1.651cm" fo:margin-right="0cm" fo:text-align="justify" style:justify-single-word="false" fo:text-indent="-1.651cm" style:auto-text-indent="false" style:snap-to-layout-grid="false"/>
      <style:text-properties fo:color="#000000" style:font-name="標楷體" fo:font-size="14pt" style:font-name-asian="標楷體" style:font-size-asian="14pt" style:font-name-complex="標楷體" style:font-size-complex="14pt"/>
    </style:style>
    <style:style style:name="T1" style:family="text">
      <style:text-properties style:font-name="標楷體" style:font-name-asian="標楷體" style:font-name-complex="標楷體"/>
    </style:style>
    <style:style style:name="T2" style:family="text">
      <style:text-properties style:font-name="標楷體" style:font-name-asian="標楷體" style:font-name-complex="標楷體"/>
    </style:style>
    <style:style style:name="T3" style:family="text">
      <style:text-properties style:font-name="標楷體" fo:font-size="20pt" style:font-name-asian="標楷體" style:font-size-asian="20pt" style:font-name-complex="標楷體" style:font-size-complex="20pt"/>
    </style:style>
    <style:style style:name="T4" style:family="text">
      <style:text-properties style:font-name="標楷體" style:letter-kerning="true" style:font-name-asian="標楷體" style:font-name-complex="標楷體"/>
    </style:style>
    <style:style style:name="T5" style:family="text">
      <style:text-properties style:font-name="標楷體" fo:font-weight="bold" fo:background-color="#d8d8d8" loext:char-shading-value="0" style:font-name-asian="標楷體" style:font-weight-asian="bold" style:font-name-complex="標楷體"/>
    </style:style>
    <style:style style:name="T6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7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8" style:family="text">
      <style:text-properties style:font-name="標楷體" fo:font-size="14pt" style:font-name-asian="標楷體" style:font-size-asian="14pt" style:font-name-complex="標楷體" style:font-size-complex="14pt" style:font-weight-complex="bold"/>
    </style:style>
    <style:style style:name="T9" style:family="text">
      <style:text-properties style:font-name="標楷體" fo:font-size="14pt" style:font-name-asian="標楷體" style:font-size-asian="14pt" style:font-name-complex="標楷體" style:font-size-complex="14pt" style:font-weight-complex="bold"/>
    </style:style>
    <style:style style:name="T10" style:family="text">
      <style:text-properties style:font-name="標楷體" style:font-name-complex="標楷體"/>
    </style:style>
    <style:style style:name="T11" style:family="text">
      <style:text-properties style:font-name-asian="標楷體"/>
    </style:style>
    <style:style style:name="T12" style:family="text">
      <style:text-properties style:font-name-asian="標楷體"/>
    </style:style>
    <style:style style:name="T13" style:family="text">
      <style:text-properties fo:font-size="20pt" style:font-name-asian="標楷體" style:font-size-asian="20pt" style:font-size-complex="20pt"/>
    </style:style>
    <style:style style:name="T14" style:family="text">
      <style:text-properties style:font-name-asian="Times New Roman"/>
    </style:style>
    <style:style style:name="T15" style:family="text">
      <style:text-properties style:font-name-asian="Times New Roman"/>
    </style:style>
    <style:style style:name="T16" style:family="text">
      <style:text-properties style:text-underline-style="solid" style:text-underline-width="auto" style:text-underline-color="font-color" style:font-name-asian="標楷體"/>
    </style:style>
    <style:style style:name="T17" style:family="text">
      <style:text-properties fo:color="#ff0000" style:text-underline-style="solid" style:text-underline-width="auto" style:text-underline-color="font-color" style:font-name-asian="標楷體"/>
    </style:style>
    <style:style style:name="T18" style:family="text">
      <style:text-properties fo:color="#ff0000" fo:font-size="14pt" style:text-underline-style="solid" style:text-underline-width="auto" style:text-underline-color="font-color" style:font-name-asian="標楷體" style:font-size-asian="14pt" style:font-size-complex="14pt"/>
    </style:style>
    <style:style style:name="T19" style:family="text">
      <style:text-properties fo:font-size="14pt" style:font-name-asian="標楷體" style:font-size-asian="14pt" style:font-size-complex="14pt"/>
    </style:style>
    <style:style style:name="T20" style:family="text">
      <style:text-properties fo:font-size="14pt" style:font-name-asian="標楷體" style:font-size-asian="14pt" style:font-size-complex="14pt"/>
    </style:style>
    <style:style style:name="T21" style:family="text">
      <style:text-properties fo:font-size="14pt" style:font-name-asian="Times New Roman" style:font-size-asian="14pt" style:font-size-complex="14pt"/>
    </style:style>
    <style:style style:name="T22" style:family="text">
      <style:text-properties fo:color="#000000" style:font-name="標楷體" fo:font-size="14pt" style:font-name-asian="標楷體" style:font-size-asian="14pt" style:font-name-complex="標楷體" style:font-size-complex="14pt"/>
    </style:style>
    <style:style style:name="T23" style:family="text">
      <style:text-properties fo:color="#000000" fo:font-size="14pt" style:font-name-asian="標楷體" style:font-size-asian="14pt" style:font-size-complex="14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4cm" fo:padding-right="0.254cm" fo:padding-top="0.127cm" fo:padding-bottom="0.127cm" fo:border="0.74pt solid 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框架1" text:anchor-type="char" svg:x="12.712cm" svg:y="-1.679cm" svg:width="5.031cm" svg:height="0.908cm" draw:z-index="0"><draw:text-box><text:p text:style-name="P1">提送法規會及行政會議</text:p></draw:text-box></draw:frame><text:span text:style-name="T3">國立交通大學工學院組織章程第二條修正</text:span>條文對照表</text:p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3">修正條文</text:p>
          </table:table-cell>
          <table:table-cell table:style-name="表格1.A1" office:value-type="string">
            <text:p text:style-name="P3">現行條文</text:p>
          </table:table-cell>
          <table:table-cell table:style-name="表格1.C1" office:value-type="string">
            <text:p text:style-name="P3">說明</text:p>
          </table:table-cell>
        </table:table-row>
        <table:table-row table:style-name="表格1.1">
          <table:table-cell table:style-name="表格1.A1" office:value-type="string">
            <text:p text:style-name="P6"><text:span text:style-name="T11">第二條</text:span><text:span text:style-name="T14"> </text:span><text:span text:style-name="T11">本院設院務會議及</text:span><text:span text:style-name="T4">教師</text:span><text:span text:style-name="T11">評審委員會，教師評審委員會之</text:span><text:span text:style-name="T17">設置辦法</text:span><text:span text:style-name="T11">另訂之。</text:span></text:p>
          </table:table-cell>
          <table:table-cell table:style-name="表格1.A1" office:value-type="string">
            <text:p text:style-name="P6"><text:span text:style-name="T11">第二條</text:span><text:span text:style-name="T14"> </text:span><text:span text:style-name="T11">本院設院務會議及教師評審委員會，教師評審委員會之</text:span><text:span text:style-name="T16">組織章程</text:span><text:span text:style-name="T11">另訂之。</text:span></text:p>
          </table:table-cell>
          <table:table-cell table:style-name="表格1.C1" office:value-type="string">
            <text:p text:style-name="P7"><text:span text:style-name="T1">參照本校組織規程第二十二條第三項用語修正之。</text:span></text:p>
            <text:p text:style-name="P1"/>
          </table:table-cell>
        </table:table-row>
      </table:table>
      <text:p text:style-name="P1"/>
      <text:p text:style-name="P8">國立交通大學工學院組織章程</text:p>
      <text:p text:style-name="P9"><draw:frame draw:style-name="fr1" draw:name="框架2" text:anchor-type="char" svg:x="11.691cm" svg:y="-2.798cm" svg:width="5.018cm" svg:height="1.028cm" draw:z-index="1"><draw:text-box><text:p text:style-name="P1">提送法規會及行政會議</text:p><text:p text:style-name="P1"/></draw:text-box></draw:frame></text:p>
      <text:p text:style-name="P11"><text:span text:style-name="T1">82</text:span><text:span text:style-name="T1">年</text:span><text:span text:style-name="T1">11</text:span><text:span text:style-name="T1">月</text:span><text:span text:style-name="T1">17</text:span><text:span text:style-name="T1">日82學年度工學院第一次院務會議通過</text:span></text:p>
      <text:p text:style-name="P11"><text:span text:style-name="T1">84</text:span><text:span text:style-name="T1">年</text:span><text:span text:style-name="T1">3</text:span><text:span text:style-name="T1">月</text:span><text:span text:style-name="T1">23</text:span><text:span text:style-name="T1">日83學年度工學院第1次院務會議修正通過</text:span></text:p>
      <text:p text:style-name="P11"><text:span text:style-name="T1">84</text:span><text:span text:style-name="T1">年</text:span><text:span text:style-name="T1">5</text:span><text:span text:style-name="T1">月</text:span><text:span text:style-name="T1">5</text:span><text:span text:style-name="T1">日83學年度工學院第2次院務會議修正通過</text:span></text:p>
      <text:p text:style-name="P11"><text:span text:style-name="T1">84年</text:span><text:span text:style-name="T1">10</text:span><text:span text:style-name="T1">月</text:span><text:span text:style-name="T1">3</text:span><text:span text:style-name="T1">日84學年度工學院第1次院務會議修正通過</text:span></text:p>
      <text:p text:style-name="P11"><text:span text:style-name="T1">87</text:span><text:span text:style-name="T1">年</text:span><text:span text:style-name="T1">1</text:span><text:span text:style-name="T1">月</text:span><text:span text:style-name="T1">16</text:span><text:span text:style-name="T1">日86學年度工學院第2次院務會議修正通過</text:span></text:p>
      <text:p text:style-name="P10">89年11月13日89學年度工學院第1次院務會議修正通過</text:p>
      <text:p text:style-name="P10">93年10月21日93學年度工學院第1次院務會議修正通過</text:p>
      <text:p text:style-name="P10">97年6月26日96學年度工學院第1次院務會議修正通過</text:p>
      <text:p text:style-name="P10">99年5月17日99學年度工學院第2次院務會議修正通過</text:p>
      <text:p text:style-name="P10">100年11月28日100學年度第1次法規委員會修正通過</text:p>
      <text:p text:style-name="P10">100年12月16日100學年度第13次行政會議核備通過</text:p>
      <text:p text:style-name="P10">101年10月26日101學年度工學院第1次院務會議修正通過第6條</text:p>
      <text:p text:style-name="P11"><text:span text:style-name="T1">102年2月27日101學年度第3次法規委員會修正通過</text:span></text:p>
      <text:p text:style-name="P10">102年3月8日101學年度第22次行政會議核備通過</text:p>
      <text:p text:style-name="P10">102年9月11日102學年度工學院第1次院務會議修正通過第2條</text:p>
      <text:p text:style-name="P10">102年10月7日102學年度第1次法規會修正通過</text:p>
      <text:p text:style-name="P10">102年10月18日102學年度第6次行政會議核備通過</text:p>
      <text:p text:style-name="P12"/>
      <text:p text:style-name="P14"><text:span text:style-name="T19">第一條</text:span><text:span text:style-name="T21"> <text:s text:c="3"/></text:span><text:span text:style-name="T6">國立交通大學工學院（以下簡稱本院）由所屬系、所、專班、中心、</text:span><text:span text:style-name="T22">國際事務辦公室</text:span><text:span text:style-name="T6">及實習工場組成。設院長一名，綜理本院業務。並得視需要置副院長一至二人。</text:span></text:p>
      <text:p text:style-name="P14"><text:span text:style-name="T19">第二條</text:span><text:span text:style-name="T21"> <text:s text:c="3"/></text:span><text:span text:style-name="T19">本院設院務會議及教師評審委員會，教師評審委員會之</text:span><text:span text:style-name="T18">設置辦法</text:span><text:span text:style-name="T19">另訂之。</text:span></text:p>
      <text:p text:style-name="P14"><text:span text:style-name="T19">第三條</text:span><text:span text:style-name="T21"> <text:s text:c="3"/></text:span><text:span text:style-name="T6">院務會議為本院最高權力機構，院長為會議召集人，本院副院長、系、所主管為當然委員，另由各系所自行票選助理教授以上之教師代表組成。各系所票選名額之分配分別為機械系三名、土木系三名、材料系</text:span><text:span text:style-name="T22">三</text:span><text:span text:style-name="T6">名、環工所一名。</text:span><text:span text:style-name="T22">國際事務辦公室及</text:span><text:span text:style-name="T6">實習工場主管為列席代表。院長得視情況邀請專班主任、中心主管、其他教師職員及學生列席參加。</text:span></text:p>
      <text:p text:style-name="P14"><text:soft-page-break/><text:span text:style-name="T19">第四條</text:span><text:span text:style-name="T21"> <text:s text:c="3"/></text:span><text:span text:style-name="T19">院務會議每學期至少召開一次，必要時院長或由院務代表四分之一以上之提議，得召開臨時院務會議，會議須全體代表二分之一以上出席，方能召開。</text:span></text:p>
      <text:p text:style-name="P14"><text:span text:style-name="T19">第五條</text:span><text:span text:style-name="T21"> <text:s text:c="3"/></text:span><text:span text:style-name="T6">本院院務會議下設學術與研究委員會、教學與課程委員會、經費與設備委員會等</text:span><text:span text:style-name="T22">三</text:span><text:span text:style-name="T6">個常設委員會。</text:span></text:p>
      <text:p text:style-name="P14"><text:span text:style-name="T19">第六條</text:span><text:span text:style-name="T21"> <text:s text:c="3"/></text:span><text:span text:style-name="T19">院長之任免：</text:span><text:span text:style-name="T21"> <text:s text:c="3"/></text:span></text:p>
      <text:p text:style-name="P17"><text:span text:style-name="T6">一、院長</text:span><text:span text:style-name="T19">任期</text:span><text:span text:style-name="T6">屆滿九個月前或院長因故出缺後二個月內應辦理院長遴選相關作業。</text:span></text:p>
      <text:p text:style-name="P15">二、院長任期三年，得續任一次。</text:p>
      <text:p text:style-name="P15">三、院長遴選與續任事務，由院務會議另定辦法。</text:p>
      <text:p text:style-name="P15">四、院長之罷免，須經本院全體教師三分之一以上連署提不適任案，如獲本院全體教師三分之二以上之同意，由校長免除其院長職務。</text:p>
      <text:p text:style-name="P15">五、院長在任期內不能履行公務連續超過半年以上時，其任期自然終止。</text:p>
      <text:p text:style-name="P13"><text:span text:style-name="T11">第七條</text:span><text:span text:style-name="T14"> <text:s text:c="3"/></text:span><text:span text:style-name="T11">常設委員會之產生：</text:span></text:p>
      <text:p text:style-name="P17"><text:span text:style-name="T6">一、每一</text:span><text:span text:style-name="T19">常設</text:span><text:span text:style-name="T6">委員會除院長、副院長為當然委員外，由院務會議代表依志願選擇參加一項常設委員會，任期一年。</text:span></text:p>
      <text:p text:style-name="P16">二、各常設委員會除由院務會議代表組成外，由各系所另行指定非院務會議代表一人參加。</text:p>
      <text:p text:style-name="P17"><text:span text:style-name="T19">三、各委員會設召集人一人，由參與委員互選之，召集人須為院務會議代表。</text:span></text:p>
      <text:p text:style-name="P14"><text:span text:style-name="T19">第八條</text:span><text:span text:style-name="T21"> <text:s text:c="3"/></text:span><text:span text:style-name="T19">常設委員會之職權：</text:span></text:p>
      <text:p text:style-name="P15">一、學術與研究委員會</text:p>
      <text:p text:style-name="P19">(一)擬定本院之學術發展方針與策略。</text:p>
      <text:p text:style-name="P19">(二)推動跨系所中心之研發計劃。</text:p>
      <text:p text:style-name="P19">(三)處理其他與本委員會性質相關之事務。</text:p>
      <text:p text:style-name="P15">二、教學與課程委員會</text:p>
      <text:p text:style-name="P19">(一)推動本院各系所課程之整合。</text:p>
      <text:p text:style-name="P19"><text:soft-page-break/>(二)協調系所間相互支援之課程。</text:p>
      <text:p text:style-name="P20"><text:span text:style-name="T6">(三)規劃</text:span><text:span text:style-name="T8">並推動成立本院研究所專班。</text:span></text:p>
      <text:p text:style-name="P20"><text:span text:style-name="T8">(四)規劃</text:span><text:span text:style-name="T6">成立</text:span><text:span text:style-name="T8">本院跨系所之學程。</text:span></text:p>
      <text:p text:style-name="P18">(五)推動本院之推廣教育。</text:p>
      <text:p text:style-name="P20"><text:span text:style-name="T8">(六)</text:span><text:span text:style-name="T6">監督與支援共同實驗室。</text:span></text:p>
      <text:p text:style-name="P19">(七)規劃、審議及協調各系所課程相關之事宜。</text:p>
      <text:p text:style-name="P19">(八)處理其他與本委員會性質相關之事務。</text:p>
      <text:p text:style-name="P15">三、經費與設備委員會</text:p>
      <text:p text:style-name="P19">(一)規劃研究及教學設備經費及空間之應用。</text:p>
      <text:p text:style-name="P19">(二)規劃與本院經費及設備相關之事宜。</text:p>
      <text:p text:style-name="P19">(三)追蹤與考核經費使用效果。</text:p>
      <text:p text:style-name="P21">(四)監督實習工場之運作及審核實習工廠主任人選之資格。</text:p>
      <text:p text:style-name="P19">(五)研議、協調及建議有關實驗室安全衛生之事宜。</text:p>
      <text:p text:style-name="P19">(六)處理其他與本委員會性質相關之事務。</text:p>
      <text:p text:style-name="P14"><text:span text:style-name="T19">第九條</text:span><text:span text:style-name="T21"> <text:s text:c="3"/></text:span><text:span text:style-name="T6">本組織章程之修訂及其他重大議案，須全體出席代表三分之二（含）以上贊同，方可成立。</text:span></text:p>
      <text:p text:style-name="P14"><text:span text:style-name="T19">第十條</text:span><text:span text:style-name="T21"> <text:s text:c="3"/></text:span><text:span text:style-name="T6">本</text:span><text:span text:style-name="T22">章</text:span><text:span text:style-name="T6">程經院務會議通過，</text:span><text:span text:style-name="T22">經法規委員會審議並提送行政會議通過後實施。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清單段落" style:family="paragraph" style:parent-style-name="Standard">
      <style:paragraph-properties fo:margin-left="0.847cm" fo:margin-right="0cm" fo:text-indent="0cm" style:auto-text-indent="false"/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、" style:num-format="一, 二, 三, ...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WW8Num2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2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2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、" style:num-format="一, 二, 三, ...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3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3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3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3cm" fo:margin-right="2.501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立交通大學校務規劃委員會議</dc:title>
    <meta:initial-creator>sec</meta:initial-creator>
    <meta:creation-date>2013-09-13T15:26:00</meta:creation-date>
    <dc:creator>ichichuang</dc:creator>
    <dc:date>2013-10-29T13:51:00</dc:date>
    <meta:print-date>2012-12-22T09:46:00</meta:print-date>
    <meta:editing-cycles>7</meta:editing-cycles>
    <meta:editing-duration>PT6M</meta:editing-duration>
    <meta:document-statistic meta:table-count="1" meta:image-count="0" meta:object-count="0" meta:page-count="4" meta:paragraph-count="65" meta:word-count="1677" meta:character-count="1797" meta:non-whitespace-character-count="1751"/>
    <meta:generator>LibreOffice/5.1.4.2$Windows_x86 LibreOffice_project/f99d75f39f1c57ebdd7ffc5f42867c12031db97a</meta:generator>
  </office:meta>
</office:document-meta>
</file>